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liga" style:font-family-generic="roman" style:font-pitch="variable"/>
    <style:font-face style:name="Arial Unicode MS" svg:font-family="'Arial Unicode MS:-liga'" style:font-family-generic="swiss"/>
    <style:font-face style:name="Arial Unicode MS1" svg:font-family="'Arial Unicode MS:-liga'" style:font-family-generic="system" style:font-pitch="variable"/>
    <style:font-face style:name="Arial1" svg:font-family="Arial:-liga" style:font-family-generic="swiss" style:font-pitch="variable"/>
    <style:font-face style:name="Arial2" svg:font-family="Arial:-liga" style:font-family-generic="system" style:font-pitch="variable"/>
    <style:font-face style:name="Arial3" svg:font-family="Arial:-liga" style:font-adornments="Fett" style:font-family-generic="swiss" style:font-pitch="variable"/>
    <style:font-face style:name="Arial4" svg:font-family="Arial:-liga" style:font-adornments="Standard" style:font-family-generic="swiss" style:font-pitch="variable"/>
    <style:font-face style:name="ArialFett,Bold" svg:font-family="'ArialFett,Bold:-liga'" style:font-family-generic="roman" style:font-pitch="variable"/>
    <style:font-face style:name="Comic Sans MS" svg:font-family="'Comic Sans MS:-liga'" style:font-family-generic="script" style:font-pitch="variable"/>
    <style:font-face style:name="Consolas" svg:font-family="Consolas:-liga" style:font-family-generic="swiss" style:font-pitch="fixed"/>
    <style:font-face style:name="Liberation Sans" svg:font-family="'Liberation Sans:-liga'" style:font-family-generic="swiss"/>
    <style:font-face style:name="Liberation Sans1" svg:font-family="'Liberation Sans:-liga'" style:font-family-generic="swiss" style:font-pitch="variable"/>
    <style:font-face style:name="Liberation Serif" svg:font-family="'Liberation Serif:-liga'" style:font-family-generic="roman" style:font-pitch="variable"/>
    <style:font-face style:name="OpenSymbol" svg:font-family="OpenSymbol:-liga" style:font-charset="x-symbol"/>
    <style:font-face style:name="PingFang SC" svg:font-family="'PingFang SC:-liga'" style:font-family-generic="system" style:font-pitch="variable"/>
    <style:font-face style:name="Songti SC" svg:font-family="'Songti SC:-liga'" style:font-family-generic="system" style:font-pitch="variable"/>
    <style:font-face style:name="Times New Roman" svg:font-family="'Times New Roman:-liga'" style:font-family-generic="roman" style:font-pitch="variable"/>
    <style:font-face style:font-family-generic="roman" svg:font-family="'Bauhaus 93:-liga'" style:name="Bauhaus 93" style:font-pitch="variable"/>
    <style:font-face style:font-family-generic="roman" svg:font-family="'Bauhaus 93:-liga'" style:name="Forte" style:font-pitch="variable"/>
  </office:font-face-decls>
  <office:automatic-styles>
    <style:style style:name="P1" style:family="paragraph" style:parent-style-name="Standard">
      <style:text-properties style:font-name="Arial1" fo:font-size="10pt" officeooo:paragraph-rsid="00214de9" style:font-size-asian="10pt" style:font-size-complex="10pt"/>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1" fo:font-size="10pt" fo:font-weight="bold" officeooo:rsid="00724535" officeooo:paragraph-rsid="0038de81" style:font-size-asian="10pt" style:font-weight-asian="bold" style:font-size-complex="10pt" style:font-weight-complex="bold"/>
    </style:style>
    <style:style style:name="P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1" fo:font-size="10pt" fo:font-weight="bold" officeooo:rsid="00724535" officeooo:paragraph-rsid="0038de81" style:font-size-asian="10pt" style:font-weight-asian="bold" style:font-size-complex="10pt" style:font-weight-complex="bold"/>
    </style:style>
    <style:style style:name="P4" style:family="paragraph" style:parent-style-name="Standard" style:master-page-name="">
      <style:paragraph-properties style:page-number="auto"/>
      <style:text-properties style:font-name="Arial1" fo:font-size="10pt" fo:font-weight="bold" officeooo:rsid="00724535" officeooo:paragraph-rsid="0038de81" style:font-size-asian="10pt" style:font-weight-asian="bold" style:font-size-complex="10pt" style:font-weight-complex="bold"/>
    </style:style>
    <style:style style:name="P5" style:family="paragraph" style:parent-style-name="Standard">
      <style:text-properties style:font-name="Arial1" fo:font-size="10pt" fo:font-weight="bold" officeooo:rsid="00724535" officeooo:paragraph-rsid="0038de81" style:font-size-asian="10pt" style:font-weight-asian="bold" style:font-size-complex="10pt" style:font-weight-complex="bold"/>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1" fo:font-size="10pt" fo:font-weight="bold" officeooo:rsid="00724535" officeooo:paragraph-rsid="0038de81" fo:background-color="transparent" style:font-size-asian="10pt" style:font-weight-asian="bold" style:font-size-complex="10pt" style:font-weight-complex="bold"/>
    </style:style>
    <style:style style:name="P7"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291cm"/>
        </style:tab-stops>
      </style:paragraph-properties>
      <style:text-properties style:font-name="Arial1" fo:font-size="10pt" fo:font-weight="bold" officeooo:rsid="00724535" officeooo:paragraph-rsid="003bed9f" fo:background-color="transparent" style:font-size-asian="10pt" style:font-weight-asian="bold" style:font-size-complex="10pt" style:font-weight-complex="bold"/>
    </style:style>
    <style:style style:name="P8" style:family="paragraph" style:parent-style-name="Text_20_body">
      <style:text-properties style:font-name="Arial1" fo:font-size="10pt" fo:font-weight="bold" officeooo:rsid="00724535" officeooo:paragraph-rsid="00202afd" style:font-size-asian="8.75pt" style:font-weight-asian="bold" style:font-size-complex="10pt" style:font-weight-complex="bold"/>
    </style:style>
    <style:style style:name="P9" style:family="paragraph" style:parent-style-name="Standard">
      <style:paragraph-properties fo:text-align="justify" style:justify-single-word="false"/>
      <style:text-properties style:font-name="Arial1" fo:font-size="10pt" fo:font-weight="normal" officeooo:rsid="00724535" officeooo:paragraph-rsid="0038de81" style:font-size-asian="10pt" style:font-weight-asian="normal" style:font-size-complex="10pt" style:font-weight-complex="normal"/>
    </style:style>
    <style:style style:name="P10" style:family="paragraph" style:parent-style-name="Standard">
      <loext:graphic-properties draw:fill="none"/>
      <style:paragraph-properties fo:text-align="justify" style:justify-single-word="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1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Arial1" fo:font-size="10pt" fo:font-weight="normal" officeooo:rsid="00724535" officeooo:paragraph-rsid="0039c10a" style:font-size-asian="10pt" style:font-weight-asian="normal" style:font-size-complex="10pt" style:font-weight-complex="normal"/>
    </style:style>
    <style:style style:name="P1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15" style:family="paragraph" style:parent-style-name="Standard">
      <loext:graphic-properties draw:fill="none"/>
      <style:paragraph-properties fo:text-align="center" style:justify-single-word="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17" style:family="paragraph" style:parent-style-name="Standard">
      <loext:graphic-properties draw:fill="none"/>
      <style:paragraph-properties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Arial1" fo:font-size="10pt" fo:font-weight="normal" officeooo:rsid="00724535" officeooo:paragraph-rsid="0038de81" fo:background-color="transparent" style:font-size-asian="10pt" style:font-weight-asian="normal" style:font-size-complex="10pt" style:font-weight-complex="normal"/>
    </style:style>
    <style:style style:name="P19" style:family="paragraph" style:parent-style-name="Standard">
      <loext:graphic-properties draw:fill="none"/>
      <style:paragraph-properties fo:margin-left="1.3cm" fo:margin-right="0cm" fo:margin-top="0cm" fo:margin-bottom="0cm" style:contextual-spacing="false" fo:text-align="center" style:justify-single-word="false" fo:text-indent="-1.3cm" style:auto-text-indent="false" fo:background-color="transparent"/>
      <style:text-properties style:font-name="Arial1" fo:font-size="10pt" fo:letter-spacing="0.106cm" fo:font-weight="bold" officeooo:rsid="0078caf1" officeooo:paragraph-rsid="0038de81" style:font-size-asian="8.69999980926514pt" style:font-weight-asian="bold" style:font-size-complex="10pt" style:font-weight-complex="bold" loext:padding="0cm" loext:border="none" loext:shadow="none"/>
    </style:style>
    <style:style style:name="P20" style:family="paragraph" style:parent-style-name="Standard">
      <loext:graphic-properties draw:fill="none"/>
      <style:paragraph-properties fo:text-align="center" style:justify-single-word="false" fo:background-color="transparent"/>
      <style:text-properties style:font-name="Arial1" fo:font-size="10pt" style:text-underline-style="solid" style:text-underline-width="auto" style:text-underline-color="font-color" fo:font-weight="normal" officeooo:rsid="00724535" officeooo:paragraph-rsid="0038de81" style:font-size-asian="10pt" style:font-weight-asian="normal" style:font-size-complex="10pt" style:font-weight-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Arial1" fo:font-size="10pt" style:text-underline-style="solid" style:text-underline-width="auto" style:text-underline-color="font-color" fo:font-weight="normal" officeooo:rsid="00724535" officeooo:paragraph-rsid="0038de81" style:font-size-asian="10pt" style:font-weight-asian="normal" style:font-size-complex="10pt"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Arial1" fo:font-size="10pt" style:text-underline-style="none" fo:font-weight="normal" officeooo:rsid="00724535" officeooo:paragraph-rsid="0038de81" style:font-size-asian="10pt" style:font-weight-asian="normal" style:font-size-complex="10pt" style:font-weight-complex="normal"/>
    </style:style>
    <style:style style:name="P23" style:family="paragraph" style:parent-style-name="Standard">
      <loext:graphic-properties draw:fill="none"/>
      <style:paragraph-properties fo:margin-left="1.3cm" fo:margin-right="0cm" fo:text-indent="-1.3cm" style:auto-text-indent="false" fo:background-color="transparent"/>
      <style:text-properties style:font-name="Arial1" fo:font-size="8pt" fo:font-weight="normal" officeooo:rsid="00724535" officeooo:paragraph-rsid="0038de81" style:font-size-asian="7pt" style:font-weight-asian="normal" style:font-size-complex="8pt" style:font-weight-complex="normal"/>
    </style:style>
    <style:style style:name="P24"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style:font-name="Arial1" fo:font-size="8pt" officeooo:paragraph-rsid="003bed9f" style:font-size-asian="8pt" style:font-size-complex="8pt"/>
    </style:style>
    <style:style style:name="P25"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style:font-name="Arial1" fo:font-size="8pt" style:text-underline-style="solid" style:text-underline-width="auto" style:text-underline-color="font-color" officeooo:rsid="01202a1a" officeooo:paragraph-rsid="003bed9f" style:font-size-asian="8pt" style:font-size-complex="8pt"/>
    </style:style>
    <style:style style:name="P26" style:family="paragraph" style:parent-style-name="Standard">
      <loext:graphic-properties draw:fill="none"/>
      <style:paragraph-properties fo:margin-left="0cm" fo:margin-right="0cm" fo:text-indent="0cm" style:auto-text-indent="false" fo:background-color="transparent"/>
      <style:text-properties style:font-name="Arial1" fo:font-size="4pt" fo:font-weight="normal" officeooo:rsid="00724535" officeooo:paragraph-rsid="0038de81" style:font-size-asian="3.5pt" style:font-weight-asian="normal" style:font-size-complex="4pt" style:font-weight-complex="normal"/>
    </style:style>
    <style:style style:name="P27"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weight="normal" officeooo:rsid="008632ca" officeooo:paragraph-rsid="003bed9f" style:font-size-asian="10pt" style:font-weight-asian="normal" style:font-size-complex="10pt" style:font-weight-complex="normal"/>
    </style:style>
    <style:style style:name="P28" style:family="paragraph" style:parent-style-name="Standard">
      <style:text-properties fo:color="#000000" loext:opacity="100%" style:font-name="Arial1" fo:font-size="10pt" fo:font-weight="normal" officeooo:rsid="008632ca" officeooo:paragraph-rsid="0039c10a" style:font-size-asian="10pt" style:font-weight-asian="normal" style:font-size-complex="10pt" style:font-weight-complex="normal"/>
    </style:style>
    <style:style style:name="P29"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weight="normal" officeooo:rsid="011eccf2" officeooo:paragraph-rsid="0039c10a" fo:background-color="transparent" style:font-size-asian="10pt" style:font-weight-asian="normal" style:font-size-complex="10pt" style:font-weight-complex="normal"/>
    </style:style>
    <style:style style:name="P30" style:family="paragraph" style:parent-style-name="List_20_Paragraph">
      <style:paragraph-properties fo:margin-left="0cm" fo:margin-right="0cm" fo:text-indent="0cm" style:auto-text-indent="false"/>
      <style:text-properties fo:color="#000000" loext:opacity="100%" style:font-name="Arial1" fo:font-size="10pt" fo:language="en" fo:country="US" fo:font-weight="normal" officeooo:rsid="008632ca" officeooo:paragraph-rsid="0039c10a" style:font-size-asian="10pt" style:font-weight-asian="normal" style:font-size-complex="10pt" style:font-weight-complex="normal"/>
    </style:style>
    <style:style style:name="P31"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weight="bold" officeooo:paragraph-rsid="0039c10a" style:font-size-asian="10pt" style:font-weight-asian="bold" style:font-size-complex="10pt" style:font-weight-complex="bold"/>
    </style:style>
    <style:style style:name="P32"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weight="bold" officeooo:rsid="008632ca" officeooo:paragraph-rsid="003bed9f" style:font-size-asian="10pt" style:font-weight-asian="bold" style:font-size-complex="10pt" style:font-weight-complex="bold"/>
    </style:style>
    <style:style style:name="P33" style:family="paragraph" style:parent-style-name="Standard">
      <loext:graphic-properties draw:fill="none"/>
      <style:paragraph-properties fo:text-align="center" style:justify-single-word="false" fo:background-color="transparent">
        <style:tab-stops>
          <style:tab-stop style:position="1.291cm"/>
        </style:tab-stops>
      </style:paragraph-properties>
      <style:text-properties fo:color="#000000" loext:opacity="100%" style:font-name="Arial1" fo:font-size="10pt" fo:font-weight="bold" officeooo:rsid="008632ca" officeooo:paragraph-rsid="003bed9f" style:font-size-asian="10pt" style:font-weight-asian="bold" style:font-size-complex="10pt" style:font-weight-complex="bold"/>
    </style:style>
    <style:style style:name="P34" style:family="paragraph" style:parent-style-name="Standard">
      <loext:graphic-properties draw:fill="none"/>
      <style:paragraph-properties fo:text-align="start" style:justify-single-word="false" fo:background-color="transparent">
        <style:tab-stops>
          <style:tab-stop style:position="1.291cm"/>
        </style:tab-stops>
      </style:paragraph-properties>
      <style:text-properties fo:color="#000000" loext:opacity="100%" style:font-name="Arial1" fo:font-size="10pt" fo:font-weight="bold" officeooo:rsid="008632ca" officeooo:paragraph-rsid="003bed9f" style:font-size-asian="10pt" style:font-weight-asian="bold" style:font-size-complex="10pt" style:font-weight-complex="bold"/>
    </style:style>
    <style:style style:name="P35"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weight="bold" officeooo:rsid="011eccf2" officeooo:paragraph-rsid="0039c10a" fo:background-color="transparent" style:font-size-asian="10pt" style:font-weight-asian="bold" style:font-size-complex="10pt" style:font-weight-complex="bold"/>
    </style:style>
    <style:style style:name="P36"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style:text-underline-style="none" fo:font-weight="normal" officeooo:rsid="01202a1a" officeooo:paragraph-rsid="003bed9f" style:font-size-asian="10pt" style:font-weight-asian="normal" style:font-size-complex="10pt" style:font-weight-complex="normal"/>
    </style:style>
    <style:style style:name="P37" style:family="paragraph" style:parent-style-name="Standard">
      <loext:graphic-properties draw:fill="none"/>
      <style:paragraph-properties fo:text-align="center" style:justify-single-word="false" fo:background-color="transparent">
        <style:tab-stops>
          <style:tab-stop style:position="1.291cm"/>
        </style:tab-stops>
      </style:paragraph-properties>
      <style:text-properties fo:color="#000000" loext:opacity="100%" style:font-name="Arial1" fo:font-size="10pt" fo:font-style="normal" style:text-underline-style="none" fo:font-weight="normal" officeooo:rsid="008632ca" officeooo:paragraph-rsid="0047a37e" style:font-size-asian="10pt" style:font-style-asian="normal" style:font-weight-asian="normal" style:font-size-complex="10pt" style:font-style-complex="normal" style:font-weight-complex="normal"/>
    </style:style>
    <style:style style:name="P38" style:family="paragraph" style:parent-style-name="Standard">
      <loext:graphic-properties draw:fill="none"/>
      <style:paragraph-properties fo:text-align="center" style:justify-single-word="false" fo:background-color="transparent">
        <style:tab-stops>
          <style:tab-stop style:position="1.291cm"/>
        </style:tab-stops>
      </style:paragraph-properties>
      <style:text-properties fo:color="#000000" loext:opacity="100%" style:font-name="Arial1" fo:font-size="10pt" fo:font-style="normal" style:text-underline-style="none" fo:font-weight="normal" officeooo:rsid="008632ca" officeooo:paragraph-rsid="00483ea3" style:font-size-asian="10pt" style:font-style-asian="normal" style:font-weight-asian="normal" style:font-size-complex="10pt" style:font-style-complex="normal" style:font-weight-complex="normal"/>
    </style:style>
    <style:style style:name="P39"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style="normal" style:text-underline-style="none" fo:font-weight="normal" officeooo:rsid="004ae4d4" officeooo:paragraph-rsid="004ae4d4" style:font-size-asian="10pt" style:font-style-asian="normal" style:font-weight-asian="normal" style:font-size-complex="10pt" style:font-style-complex="normal" style:font-weight-complex="normal"/>
    </style:style>
    <style:style style:name="P40"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style="italic" style:text-underline-style="none" fo:font-weight="normal" officeooo:rsid="008632ca" officeooo:paragraph-rsid="00477868" style:font-size-asian="10pt" style:font-style-asian="italic" style:font-weight-asian="normal" style:font-size-complex="10pt" style:font-style-complex="italic" style:font-weight-complex="normal"/>
    </style:style>
    <style:style style:name="P41" style:family="paragraph" style:parent-style-name="Standard">
      <loext:graphic-properties draw:fill="none"/>
      <style:paragraph-properties fo:text-align="center" style:justify-single-word="false" fo:background-color="transparent">
        <style:tab-stops>
          <style:tab-stop style:position="1.291cm"/>
        </style:tab-stops>
      </style:paragraph-properties>
      <style:text-properties fo:color="#000000" loext:opacity="100%" style:font-name="Arial1" fo:font-size="10pt" fo:font-style="italic" style:text-underline-style="none" fo:font-weight="normal" officeooo:rsid="0047a37e" officeooo:paragraph-rsid="0047a37e" style:font-size-asian="10pt" style:font-style-asian="italic" style:font-weight-asian="normal" style:font-size-complex="10pt" style:font-style-complex="italic" style:font-weight-complex="normal"/>
    </style:style>
    <style:style style:name="P42"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style="italic" style:text-underline-style="none" fo:font-weight="normal" officeooo:rsid="0047a37e" officeooo:paragraph-rsid="00483ea3" style:font-size-asian="10pt" style:font-style-asian="italic" style:font-weight-asian="normal" style:font-size-complex="10pt" style:font-style-complex="italic" style:font-weight-complex="normal"/>
    </style:style>
    <style:style style:name="P43"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style="italic" style:text-underline-style="none" fo:font-weight="normal" officeooo:rsid="004ae4d4" officeooo:paragraph-rsid="004ae4d4" style:font-size-asian="10pt" style:font-style-asian="italic" style:font-weight-asian="normal" style:font-size-complex="10pt" style:font-style-complex="italic" style:font-weight-complex="normal"/>
    </style:style>
    <style:style style:name="P44" style:family="paragraph" style:parent-style-name="Standard">
      <loext:graphic-properties draw:fill="none"/>
      <style:paragraph-properties fo:text-align="justify" style:justify-single-word="false" fo:break-before="page" fo:background-color="transparent">
        <style:tab-stops>
          <style:tab-stop style:position="1.291cm"/>
        </style:tab-stops>
      </style:paragraph-properties>
      <style:text-properties fo:color="#000000" loext:opacity="100%" style:font-name="Arial1" fo:font-size="10pt" fo:font-style="italic" fo:font-weight="normal" officeooo:rsid="008632ca" officeooo:paragraph-rsid="0039c10a" style:font-size-asian="10pt" style:font-style-asian="italic" style:font-weight-asian="normal" style:font-size-complex="10pt" style:font-style-complex="italic" style:font-weight-complex="normal"/>
    </style:style>
    <style:style style:name="P45" style:family="paragraph" style:parent-style-name="Text_20_body">
      <style:text-properties fo:color="#000000" loext:opacity="100%" style:font-name="Arial" fo:font-size="10pt" fo:font-weight="normal" officeooo:rsid="00d06ca4" officeooo:paragraph-rsid="00363b10" style:font-size-asian="10pt" style:font-weight-asian="normal" style:font-size-complex="10pt" style:font-weight-complex="normal"/>
    </style:style>
    <style:style style:name="P46" style:family="paragraph" style:parent-style-name="Standard">
      <loext:graphic-properties draw:fill="none"/>
      <style:paragraph-properties fo:background-color="transparent"/>
      <style:text-properties fo:color="#21409a" loext:opacity="100%" style:font-name="Arial1" fo:font-size="10pt" style:text-underline-style="solid" style:text-underline-width="auto" style:text-underline-color="font-color" fo:font-weight="normal" officeooo:rsid="008ac701" officeooo:paragraph-rsid="0038de81" fo:background-color="transparent" style:font-name-asian="Consolas" style:font-size-asian="10pt" style:font-weight-asian="normal" style:font-name-complex="Consolas" style:font-size-complex="10pt" style:font-weight-complex="normal"/>
    </style:style>
    <style:style style:name="P47"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038de81"/>
    </style:style>
    <style:style style:name="P48" style:family="paragraph" style:parent-style-name="Standard">
      <loext:graphic-properties draw:fill="none"/>
      <style:paragraph-properties fo:background-color="transparent"/>
      <style:text-properties fo:color="#666666" loext:opacity="100%" style:font-name="Arial1" fo:font-size="10pt" fo:font-style="italic" fo:font-weight="normal" officeooo:rsid="00724535" officeooo:paragraph-rsid="0038de81" style:font-size-asian="10pt" style:font-style-asian="italic" style:font-weight-asian="normal" style:font-size-complex="10pt" style:font-style-complex="italic" style:font-weight-complex="normal"/>
    </style:style>
    <style:style style:name="P49"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666666" loext:opacity="100%" style:font-name="Arial1" fo:font-size="10pt" fo:font-style="italic" style:text-underline-style="none" fo:font-weight="normal" officeooo:rsid="01202a1a" officeooo:paragraph-rsid="003bed9f" style:font-size-asian="10pt" style:font-style-asian="italic" style:font-weight-asian="normal" style:font-size-complex="10pt" style:font-style-complex="italic" style:font-weight-complex="normal"/>
    </style:style>
    <style:style style:name="P50" style:family="paragraph" style:parent-style-name="Standard">
      <style:paragraph-properties fo:margin-left="0cm" fo:margin-right="0cm" fo:line-height="100%" fo:text-align="justify" style:justify-single-word="false" fo:text-indent="0cm" style:auto-text-indent="false" style:writing-mode="lr-tb"/>
      <style:text-properties style:font-name="Arial" fo:font-size="10pt" officeooo:paragraph-rsid="0038de81" style:font-size-asian="10pt"/>
    </style:style>
    <style:style style:name="P51" style:family="paragraph" style:parent-style-name="Standard">
      <style:paragraph-properties fo:text-align="justify" style:justify-single-word="false"/>
      <style:text-properties style:font-name="Arial" fo:font-size="10pt" officeooo:paragraph-rsid="0038de81" style:font-size-asian="10pt"/>
    </style:style>
    <style:style style:name="P52" style:family="paragraph" style:parent-style-name="List_20_Paragraph">
      <style:paragraph-properties fo:margin-left="0cm" fo:margin-right="0cm" fo:text-align="center" style:justify-single-word="false" fo:text-indent="0cm" style:auto-text-indent="false"/>
      <style:text-properties officeooo:paragraph-rsid="0039c10a"/>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8de81"/>
    </style:style>
    <style:style style:name="P54" style:family="paragraph" style:parent-style-name="Standard">
      <style:paragraph-properties fo:text-align="justify" style:justify-single-word="false"/>
      <style:text-properties officeooo:paragraph-rsid="0038de81"/>
    </style:style>
    <style:style style:name="P55" style:family="paragraph" style:parent-style-name="Standard">
      <loext:graphic-properties draw:fill="none"/>
      <style:paragraph-properties fo:text-align="justify" style:justify-single-word="false" fo:background-color="transparent"/>
      <style:text-properties officeooo:paragraph-rsid="0038de81"/>
    </style:style>
    <style:style style:name="P5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3" fo:font-size="10pt" fo:font-weight="bold" officeooo:rsid="00724535" officeooo:paragraph-rsid="0038de81" style:font-size-asian="10pt" style:font-weight-asian="bold" style:font-size-complex="10pt" style:font-weight-complex="bold"/>
    </style:style>
    <style:style style:name="P57"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ff0000" loext:opacity="100%" style:font-name="Arial1" fo:font-size="10pt" fo:font-weight="normal" officeooo:rsid="008632ca" officeooo:paragraph-rsid="0039c10a" style:font-size-asian="10pt" style:font-weight-asian="normal" style:font-size-complex="10pt" style:font-weight-complex="normal"/>
    </style:style>
    <style:style style:name="P58" style:family="paragraph" style:parent-style-name="List_20_Paragraph" style:list-style-name="L1" style:master-page-name="">
      <loext:graphic-properties draw:fill="none"/>
      <style:paragraph-properties fo:text-align="justify" style:justify-single-word="false" style:page-number="auto"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59" style:family="paragraph" style:parent-style-name="List_20_Paragraph" style:list-style-name="L2">
      <loext:graphic-properties draw:fill="none"/>
      <style:paragraph-properties fo:text-align="justify" style:justify-single-word="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60" style:family="paragraph" style:parent-style-name="List_20_Paragraph" style:list-style-name="L4">
      <style:text-properties officeooo:paragraph-rsid="0039c10a"/>
    </style:style>
    <style:style style:name="P61" style:family="paragraph" style:parent-style-name="List_20_Paragraph" style:list-style-name="L4">
      <style:paragraph-properties fo:text-align="justify" style:justify-single-word="false"/>
      <style:text-properties fo:color="#000000" loext:opacity="100%" style:font-name="Arial1" fo:font-size="10pt" fo:language="en" fo:country="US" fo:font-weight="normal" officeooo:rsid="008632ca" officeooo:paragraph-rsid="0039c10a" style:font-size-asian="10pt" style:font-weight-asian="normal" style:font-size-complex="10pt" style:font-weight-complex="normal"/>
    </style:style>
    <style:style style:name="P62" style:family="paragraph" style:parent-style-name="Standard" style:list-style-name="L1">
      <loext:graphic-properties draw:fill="none"/>
      <style:paragraph-properties fo:text-align="justify" style:justify-single-word="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63" style:family="paragraph" style:parent-style-name="Standard" style:list-style-name="L2">
      <loext:graphic-properties draw:fill="none"/>
      <style:paragraph-properties fo:text-align="justify" style:justify-single-word="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64" style:family="paragraph" style:parent-style-name="Standard">
      <loext:graphic-properties draw:fill="none"/>
      <style:paragraph-properties fo:margin-left="0cm" fo:margin-right="0cm" fo:text-indent="0cm" style:auto-text-indent="false"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65" style:family="paragraph" style:parent-style-name="Standard">
      <loext:graphic-properties draw:fill="none"/>
      <style:paragraph-properties fo:background-color="transparent"/>
      <style:text-properties style:font-name="Arial1" fo:font-size="10pt" fo:font-weight="normal" officeooo:rsid="00724535" officeooo:paragraph-rsid="0038de81" style:font-size-asian="10pt" style:font-weight-asian="normal" style:font-size-complex="10pt" style:font-weight-complex="normal"/>
    </style:style>
    <style:style style:name="P6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1" fo:font-size="10pt" style:text-underline-style="none" fo:font-weight="normal" officeooo:rsid="00724535" officeooo:paragraph-rsid="0038de81" style:font-size-asian="10pt" style:font-weight-asian="normal" style:font-size-complex="10pt" style:font-weight-complex="normal"/>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1" fo:font-size="10pt" style:text-underline-style="none" fo:font-weight="normal" officeooo:rsid="00724535" officeooo:paragraph-rsid="0038de81" style:font-size-asian="10pt" style:font-weight-asian="normal" style:font-size-complex="10pt" style:font-weight-complex="normal"/>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1" fo:font-size="10pt" style:text-underline-style="solid" style:text-underline-width="auto" style:text-underline-color="font-color" fo:font-weight="normal" officeooo:rsid="00724535" officeooo:paragraph-rsid="0038de81" style:font-size-asian="10pt" style:font-weight-asian="normal" style:font-size-complex="10pt" style:font-weight-complex="normal"/>
    </style:style>
    <style:style style:name="P69" style:family="paragraph" style:parent-style-name="Standard" style:list-style-name="L3" style:master-page-name="">
      <loext:graphic-properties draw:fill="none"/>
      <style:paragraph-properties fo:text-align="justify" style:justify-single-word="false" style:page-number="auto" fo:background-color="transparent">
        <style:tab-stops>
          <style:tab-stop style:position="1.291cm"/>
        </style:tab-stops>
      </style:paragraph-properties>
      <style:text-properties officeooo:paragraph-rsid="0038de81"/>
    </style:style>
    <style:style style:name="P70" style:family="paragraph" style:parent-style-name="Standard">
      <style:paragraph-properties fo:text-align="justify" style:justify-single-word="false"/>
      <style:text-properties officeooo:paragraph-rsid="0039c10a"/>
    </style:style>
    <style:style style:name="P71" style:family="paragraph" style:parent-style-name="Standard" style:list-style-name="L3">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weight="normal" officeooo:rsid="008632ca" officeooo:paragraph-rsid="0038de81" style:font-size-asian="10pt" style:font-weight-asian="normal" style:font-size-complex="10pt" style:font-weight-complex="normal"/>
    </style:style>
    <style:style style:name="P72" style:family="paragraph" style:parent-style-name="Standard">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fo:font-weight="normal" officeooo:rsid="008632ca" officeooo:paragraph-rsid="003bed9f" style:font-size-asian="10pt" style:font-weight-asian="normal" style:font-size-complex="10pt" style:font-weight-complex="normal"/>
    </style:style>
    <style:style style:name="P73" style:family="paragraph" style:parent-style-name="Standard">
      <style:paragraph-properties fo:text-align="justify" style:justify-single-word="false"/>
      <style:text-properties fo:color="#000000" loext:opacity="100%" style:font-name="Arial1" fo:font-size="10pt" fo:font-weight="normal" officeooo:rsid="008632ca" officeooo:paragraph-rsid="0039c10a" style:font-size-asian="10pt" style:font-weight-asian="normal" style:font-size-complex="10pt" style:font-weight-complex="normal"/>
    </style:style>
    <style:style style:name="P74" style:family="paragraph" style:parent-style-name="Standard">
      <style:paragraph-properties fo:text-align="justify" style:justify-single-word="false"/>
      <style:text-properties fo:color="#000000" loext:opacity="100%" style:font-name="Arial1" fo:font-size="10pt" fo:font-weight="normal" officeooo:rsid="008632ca" officeooo:paragraph-rsid="003bed9f" style:font-size-asian="10pt" style:font-weight-asian="normal" style:font-size-complex="10pt" style:font-weight-complex="normal"/>
    </style:style>
    <style:style style:name="P75" style:family="paragraph" style:parent-style-name="Standard" style:list-style-name="L5">
      <loext:graphic-properties draw:fill="none"/>
      <style:paragraph-properties fo:text-align="justify" style:justify-single-word="false" fo:background-color="transparent">
        <style:tab-stops>
          <style:tab-stop style:position="1.291cm"/>
        </style:tab-stops>
      </style:paragraph-properties>
      <style:text-properties fo:color="#000000" loext:opacity="100%" style:font-name="Arial1" fo:font-size="10pt" style:text-underline-style="none" fo:font-weight="normal" officeooo:rsid="01202a1a" officeooo:paragraph-rsid="003bed9f"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fo:color="#000000" loext:opacity="100%" style:font-name="Arial1" fo:font-size="10pt" style:text-underline-style="solid" style:text-underline-width="auto" style:text-underline-color="font-color" fo:font-weight="normal" officeooo:rsid="008632ca" officeooo:paragraph-rsid="0039c10a"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text-underline-style="solid" style:text-underline-width="auto" style:text-underline-color="font-color" officeooo:paragraph-rsid="0039c10a"/>
    </style:style>
    <style:style style:name="T1" style:family="text">
      <style:text-properties style:font-name="Arial1" fo:font-size="10pt" fo:font-weight="normal" officeooo:rsid="00724535" style:font-size-asian="10pt" style:font-weight-asian="normal" style:font-size-complex="10pt" style:font-weight-complex="normal"/>
    </style:style>
    <style:style style:name="T2" style:family="text">
      <style:text-properties style:font-name="Arial1" fo:font-size="10pt" fo:font-weight="normal" officeooo:rsid="008632ca" style:font-size-asian="10pt" style:font-weight-asian="normal" style:font-size-complex="10pt" style:font-weight-complex="normal"/>
    </style:style>
    <style:style style:name="T3" style:family="text">
      <style:text-properties style:font-name="Arial1" fo:font-size="10pt" fo:font-weight="normal" officeooo:rsid="007a09b2" style:font-size-asian="10pt" style:font-weight-asian="normal" style:font-size-complex="10pt" style:font-weight-complex="normal"/>
    </style:style>
    <style:style style:name="T4" style:family="text">
      <style:text-properties style:font-name="Arial1" fo:font-size="10pt" fo:font-weight="normal" officeooo:rsid="01305828" style:font-size-asian="10pt" style:font-weight-asian="normal" style:font-size-complex="10pt" style:font-weight-complex="normal"/>
    </style:style>
    <style:style style:name="T5" style:family="text">
      <style:text-properties style:font-name="Arial1" fo:font-size="10pt" fo:font-weight="normal" officeooo:rsid="0133a717" style:font-size-asian="10pt" style:font-weight-asian="normal" style:font-size-complex="10pt" style:font-weight-complex="normal"/>
    </style:style>
    <style:style style:name="T6" style:family="text">
      <style:text-properties style:font-name="Arial1" fo:font-size="10pt" fo:font-weight="normal" officeooo:rsid="007a09b2" fo:background-color="transparent" loext:char-shading-value="0" style:font-size-asian="10pt" style:font-weight-asian="normal" style:font-size-complex="10pt" style:font-weight-complex="normal"/>
    </style:style>
    <style:style style:name="T7" style:family="text">
      <style:text-properties style:font-name="Arial1" fo:font-size="10pt" fo:font-weight="normal" officeooo:rsid="00ce5a32" fo:background-color="transparent" loext:char-shading-value="0" style:font-size-asian="10pt" style:font-weight-asian="normal" style:font-size-complex="10pt" style:font-weight-complex="normal"/>
    </style:style>
    <style:style style:name="T8" style:family="text">
      <style:text-properties style:font-name="Arial1" fo:font-size="10pt" fo:font-weight="normal" officeooo:rsid="00724535" fo:background-color="transparent" loext:char-shading-value="0" style:font-size-asian="10pt" style:font-weight-asian="normal" style:font-size-complex="10pt" style:font-weight-complex="normal"/>
    </style:style>
    <style:style style:name="T9" style:family="text">
      <style:text-properties style:font-name="Arial1" fo:font-size="10pt" fo:font-weight="normal" officeooo:rsid="00a807aa" fo:background-color="transparent" loext:char-shading-value="0" style:font-size-asian="10pt" style:font-weight-asian="normal" style:font-size-complex="10pt" style:font-weight-complex="normal"/>
    </style:style>
    <style:style style:name="T10" style:family="text">
      <style:text-properties style:font-name="Arial1" fo:font-size="10pt" fo:font-weight="normal" officeooo:rsid="0113e246" fo:background-color="transparent" loext:char-shading-value="0" style:font-size-asian="10pt" style:font-weight-asian="normal" style:font-size-complex="10pt" style:font-weight-complex="normal"/>
    </style:style>
    <style:style style:name="T11" style:family="text">
      <style:text-properties style:font-name="Arial1" fo:font-size="10pt" fo:font-weight="normal" officeooo:rsid="01347fb9" fo:background-color="transparent" loext:char-shading-value="0" style:font-size-asian="10pt" style:font-weight-asian="normal" style:font-size-complex="10pt" style:font-weight-complex="normal"/>
    </style:style>
    <style:style style:name="T12" style:family="text">
      <style:text-properties style:font-name="Arial1" fo:font-size="10pt" fo:font-weight="normal" officeooo:rsid="009c8382" fo:background-color="transparent" loext:char-shading-value="0" style:font-size-asian="10pt" style:font-weight-asian="normal" style:font-size-complex="10pt" style:font-weight-complex="normal"/>
    </style:style>
    <style:style style:name="T13" style:family="text">
      <style:text-properties style:font-name="Arial1" fo:font-size="10pt" fo:font-weight="bold" officeooo:rsid="00724535" style:font-size-asian="10pt" style:font-weight-asian="bold" style:font-size-complex="10pt" style:font-weight-complex="bold"/>
    </style:style>
    <style:style style:name="T14" style:family="text">
      <style:text-properties style:font-name="Arial1" fo:font-size="10pt" fo:font-weight="bold" officeooo:rsid="008632ca" style:font-size-asian="10pt" style:font-weight-asian="bold" style:font-size-complex="10pt" style:font-weight-complex="bold"/>
    </style:style>
    <style:style style:name="T15" style:family="text">
      <style:text-properties style:font-name="Arial1" fo:font-size="10pt" style:text-underline-style="solid" style:text-underline-width="auto" style:text-underline-color="font-color" fo:font-weight="normal" officeooo:rsid="008632ca" style:font-size-asian="10pt" style:font-weight-asian="normal" style:font-size-complex="10pt" style:font-weight-complex="normal"/>
    </style:style>
    <style:style style:name="T16" style:family="text">
      <style:text-properties style:font-name="Arial1" fo:font-size="10pt" style:text-underline-style="solid" style:text-underline-width="auto" style:text-underline-color="font-color" fo:font-weight="normal" officeooo:rsid="00724535" style:font-size-asian="10pt" style:font-weight-asian="normal" style:font-size-complex="10pt" style:font-weight-complex="normal"/>
    </style:style>
    <style:style style:name="T17" style:family="text">
      <style:text-properties style:font-name="Arial1" fo:font-size="10pt" fo:language="en" fo:country="US" fo:font-weight="normal" officeooo:rsid="00724535" fo:background-color="transparent" loext:char-shading-value="0" style:font-size-asian="10pt" style:font-weight-asian="normal" style:font-size-complex="10pt" style:font-weight-complex="normal"/>
    </style:style>
    <style:style style:name="T18" style:family="text">
      <style:text-properties style:font-name="Arial1" fo:font-size="10pt" fo:language="en" fo:country="US" fo:font-weight="normal" officeooo:rsid="01202a1a" fo:background-color="transparent" loext:char-shading-value="0" style:font-size-asian="10pt" style:font-weight-asian="normal" style:font-size-complex="10pt" style:font-weight-complex="normal"/>
    </style:style>
    <style:style style:name="T19" style:family="text">
      <style:text-properties fo:color="#000000" loext:opacity="100%" style:font-name="Arial1" fo:font-size="10pt" fo:font-weight="normal" officeooo:rsid="008632ca" style:font-size-asian="10pt" style:font-weight-asian="normal" style:font-size-complex="10pt" style:font-weight-complex="normal"/>
    </style:style>
    <style:style style:name="T20" style:family="text">
      <style:text-properties fo:color="#000000" loext:opacity="100%" style:font-name="Arial1" fo:font-size="10pt" fo:font-weight="normal" officeooo:rsid="007a09b2" fo:background-color="transparent" loext:char-shading-value="0" style:font-size-asian="10pt" style:font-weight-asian="normal" style:font-size-complex="10pt" style:font-weight-complex="normal"/>
    </style:style>
    <style:style style:name="T21" style:family="text">
      <style:text-properties fo:color="#000000" loext:opacity="100%" style:font-name="Arial1" fo:font-size="10pt" fo:font-weight="normal" officeooo:rsid="00ce5a32" fo:background-color="transparent" loext:char-shading-value="0" style:font-size-asian="10pt" style:font-weight-asian="normal" style:font-size-complex="10pt" style:font-weight-complex="normal"/>
    </style:style>
    <style:style style:name="T22" style:family="text">
      <style:text-properties fo:color="#000000" loext:opacity="100%" style:font-name="Arial1" fo:font-size="10pt" fo:font-weight="normal" officeooo:rsid="01202a1a" fo:background-color="transparent" loext:char-shading-value="0" style:font-size-asian="10pt" style:font-weight-asian="normal" style:font-size-complex="10pt" style:font-weight-complex="normal"/>
    </style:style>
    <style:style style:name="T23" style:family="text">
      <style:text-properties fo:color="#000000" loext:opacity="100%" style:font-name="Arial1" fo:font-size="10pt" fo:font-weight="normal" officeooo:rsid="00724535" fo:background-color="transparent" loext:char-shading-value="0" style:font-size-asian="10pt" style:font-weight-asian="normal" style:font-size-complex="10pt" style:font-weight-complex="normal"/>
    </style:style>
    <style:style style:name="T24" style:family="text">
      <style:text-properties fo:color="#000000" loext:opacity="100%" style:font-name="Arial1" fo:font-size="10pt" fo:font-weight="normal" officeooo:rsid="012bf35b" fo:background-color="transparent" loext:char-shading-value="0" style:font-size-asian="10pt" style:font-weight-asian="normal" style:font-size-complex="10pt" style:font-weight-complex="normal"/>
    </style:style>
    <style:style style:name="T25" style:family="text">
      <style:text-properties fo:color="#000000" loext:opacity="100%" style:font-name="Arial1" fo:font-size="10pt" fo:language="en" fo:country="US" fo:font-weight="normal" officeooo:rsid="007a09b2" fo:background-color="transparent" loext:char-shading-value="0" style:font-size-asian="10pt" style:font-weight-asian="normal" style:font-size-complex="10pt" style:font-weight-complex="normal"/>
    </style:style>
    <style:style style:name="T26" style:family="text">
      <style:text-properties fo:color="#000000" loext:opacity="100%" style:font-name="Arial1" fo:font-size="10pt" fo:language="en" fo:country="US" fo:font-weight="normal" officeooo:rsid="012d1351" fo:background-color="transparent" loext:char-shading-value="0" style:font-size-asian="10pt" style:font-weight-asian="normal" style:font-size-complex="10pt" style:font-weight-complex="normal"/>
    </style:style>
    <style:style style:name="T27" style:family="text">
      <style:text-properties fo:color="#000000" loext:opacity="100%" style:font-name="Arial1" fo:font-size="10pt" fo:language="en" fo:country="US" fo:font-weight="normal" officeooo:rsid="00ce5a32" fo:background-color="transparent" loext:char-shading-value="0" style:font-size-asian="10pt" style:font-weight-asian="normal" style:font-size-complex="10pt" style:font-weight-complex="normal"/>
    </style:style>
    <style:style style:name="T28" style:family="text">
      <style:text-properties fo:color="#000000" loext:opacity="100%" style:font-name="Arial1" fo:font-size="10pt" fo:language="en" fo:country="US" fo:font-weight="normal" officeooo:rsid="008632ca" style:font-size-asian="10pt" style:font-weight-asian="normal" style:font-size-complex="10pt" style:font-weight-complex="normal"/>
    </style:style>
    <style:style style:name="T29" style:family="text">
      <style:text-properties fo:color="#000000" loext:opacity="100%" style:font-name="Arial1" fo:font-size="10pt" fo:language="en" fo:country="US" fo:font-weight="normal" officeooo:rsid="01202a1a" style:font-size-asian="10pt" style:font-weight-asian="normal" style:font-size-complex="10pt" style:font-weight-complex="normal"/>
    </style:style>
    <style:style style:name="T30" style:family="text">
      <style:text-properties fo:color="#000000" loext:opacity="100%" officeooo:rsid="00a807aa"/>
    </style:style>
    <style:style style:name="T31" style:family="text">
      <style:text-properties fo:color="#000000" loext:opacity="100%" officeooo:rsid="00cee7ac"/>
    </style:style>
    <style:style style:name="T32" style:family="text">
      <style:text-properties fo:color="#000000" loext:opacity="100%" fo:font-size="10pt" fo:font-weight="normal" style:font-size-asian="10pt" style:font-weight-asian="normal" style:font-size-complex="10pt" style:font-weight-complex="normal"/>
    </style:style>
    <style:style style:name="T33" style:family="text">
      <style:text-properties fo:color="#000000" loext:opacity="100%" fo:font-size="10pt" fo:font-weight="normal" officeooo:rsid="008632ca" style:font-size-asian="10pt" style:font-weight-asian="normal" style:font-size-complex="10pt" style:font-weight-complex="normal"/>
    </style:style>
    <style:style style:name="T34" style:family="text">
      <style:text-properties fo:color="#000000" loext:opacity="100%" fo:font-size="10pt" fo:font-weight="normal" officeooo:rsid="012f596d" style:font-size-asian="10pt" style:font-weight-asian="normal" style:font-size-complex="10pt" style:font-weight-complex="normal"/>
    </style:style>
    <style:style style:name="T35" style:family="text">
      <style:text-properties fo:color="#000000" loext:opacity="100%" fo:font-size="10pt" fo:font-weight="normal" officeooo:rsid="01347fb9" style:font-size-asian="10pt" style:font-weight-asian="normal" style:font-size-complex="10pt" style:font-weight-complex="normal"/>
    </style:style>
    <style:style style:name="T36" style:family="text">
      <style:text-properties fo:color="#000000" loext:opacity="100%" fo:font-size="10pt" fo:font-weight="normal" officeooo:rsid="007a09b2" fo:background-color="transparent" loext:char-shading-value="0" style:font-size-asian="10pt" style:font-weight-asian="normal" style:font-size-complex="10pt" style:font-weight-complex="normal"/>
    </style:style>
    <style:style style:name="T37" style:family="text">
      <style:text-properties fo:color="#000000" loext:opacity="100%" fo:font-size="10pt" fo:font-weight="normal" officeooo:rsid="0127c70d" fo:background-color="transparent" loext:char-shading-value="0" style:font-size-asian="10pt" style:font-weight-asian="normal" style:font-size-complex="10pt" style:font-weight-complex="normal"/>
    </style:style>
    <style:style style:name="T38" style:family="text">
      <style:text-properties fo:color="#000000" loext:opacity="100%" fo:font-size="10pt" fo:font-weight="normal" officeooo:rsid="00ce5a32" fo:background-color="transparent" loext:char-shading-value="0" style:font-size-asian="10pt" style:font-weight-asian="normal" style:font-size-complex="10pt" style:font-weight-complex="normal"/>
    </style:style>
    <style:style style:name="T39" style:family="text">
      <style:text-properties fo:color="#000000" loext:opacity="100%" fo:font-size="10pt" fo:font-weight="normal" officeooo:rsid="01202a1a" fo:background-color="transparent" loext:char-shading-value="0" style:font-size-asian="10pt" style:font-weight-asian="normal" style:font-size-complex="10pt" style:font-weight-complex="normal"/>
    </style:style>
    <style:style style:name="T40" style:family="text">
      <style:text-properties fo:color="#000000" loext:opacity="100%" fo:font-size="10pt" fo:font-weight="normal" officeooo:rsid="009c8382" fo:background-color="transparent" loext:char-shading-value="0" style:font-size-asian="10pt" style:font-weight-asian="normal" style:font-size-complex="10pt" style:font-weight-complex="normal"/>
    </style:style>
    <style:style style:name="T41" style:family="text">
      <style:text-properties fo:color="#000000" loext:opacity="100%" fo:font-size="10pt" fo:font-weight="normal" officeooo:rsid="011eccf2" fo:background-color="transparent" loext:char-shading-value="0" style:font-size-asian="10pt" style:font-weight-asian="normal" style:font-size-complex="10pt" style:font-weight-complex="normal"/>
    </style:style>
    <style:style style:name="T42" style:family="text">
      <style:text-properties fo:color="#000000" loext:opacity="100%" fo:font-size="10pt" fo:font-weight="normal" officeooo:rsid="012d1351" fo:background-color="transparent" loext:char-shading-value="0" style:font-size-asian="10pt" style:font-weight-asian="normal" style:font-size-complex="10pt" style:font-weight-complex="normal"/>
    </style:style>
    <style:style style:name="T43" style:family="text">
      <style:text-properties officeooo:rsid="009c8382"/>
    </style:style>
    <style:style style:name="T44" style:family="text">
      <style:text-properties fo:font-weight="bold" officeooo:rsid="00724535" style:font-weight-asian="bold" style:font-weight-complex="bold"/>
    </style:style>
    <style:style style:name="T45" style:family="text">
      <style:text-properties fo:font-weight="bold" officeooo:rsid="009c8382" style:font-weight-asian="bold" style:font-weight-complex="bold"/>
    </style:style>
    <style:style style:name="T46" style:family="text">
      <style:text-properties style:font-name="Arial"/>
    </style:style>
    <style:style style:name="T47" style:family="text">
      <style:text-properties style:font-name="Arial" fo:font-size="10pt" style:font-size-asian="10pt"/>
    </style:style>
    <style:style style:name="T48" style:family="text">
      <style:text-properties style:font-name="Arial" fo:font-size="10pt" fo:font-weight="normal" officeooo:rsid="00724535" style:font-size-asian="10pt" style:font-weight-asian="normal" style:font-size-complex="10pt" style:font-weight-complex="normal"/>
    </style:style>
    <style:style style:name="T49" style:family="text">
      <style:text-properties style:font-name="ArialFett,Bold" fo:font-weight="bold" style:font-weight-asian="bold"/>
    </style:style>
    <style:style style:name="T50" style:family="text">
      <style:text-properties officeooo:rsid="00e43825"/>
    </style:style>
    <style:style style:name="T51" style:family="text">
      <style:text-properties fo:background-color="transparent" loext:char-shading-value="0"/>
    </style:style>
    <style:style style:name="T52" style:family="text">
      <style:text-properties officeooo:rsid="009c8382" fo:background-color="transparent" loext:char-shading-value="0"/>
    </style:style>
    <style:style style:name="T53" style:family="text">
      <style:text-properties officeooo:rsid="0113e246" fo:background-color="transparent" loext:char-shading-value="0"/>
    </style:style>
    <style:style style:name="T54" style:family="text">
      <style:text-properties officeooo:rsid="013ccd66" fo:background-color="transparent" loext:char-shading-value="0"/>
    </style:style>
    <style:style style:name="T55" style:family="text">
      <style:text-properties officeooo:rsid="00ce5a32" fo:background-color="transparent" loext:char-shading-value="0"/>
    </style:style>
    <style:style style:name="T56" style:family="text">
      <style:text-properties officeooo:rsid="011eccf2" fo:background-color="transparent" loext:char-shading-value="0"/>
    </style:style>
    <style:style style:name="T57" style:family="text">
      <style:text-properties officeooo:rsid="01347fb9"/>
    </style:style>
    <style:style style:name="T58" style:family="text">
      <style:text-properties officeooo:rsid="009e4e65"/>
    </style:style>
    <style:style style:name="T59" style:family="text">
      <style:text-properties officeooo:rsid="01373c98"/>
    </style:style>
    <style:style style:name="T60" style:family="text">
      <style:text-properties officeooo:rsid="013ccd66"/>
    </style:style>
    <style:style style:name="T61" style:family="text">
      <style:text-properties officeooo:rsid="0113e246"/>
    </style:style>
    <style:style style:name="T62" style:family="text">
      <style:text-properties style:text-underline-style="none"/>
    </style:style>
    <style:style style:name="T63" style:family="text">
      <style:text-properties officeooo:rsid="0133a717"/>
    </style:style>
    <style:style style:name="T64" style:family="text">
      <style:text-properties officeooo:rsid="00a807aa"/>
    </style:style>
    <style:style style:name="T65" style:family="text">
      <style:text-properties officeooo:rsid="00cee7ac"/>
    </style:style>
    <style:style style:name="T66" style:family="text">
      <style:text-properties officeooo:rsid="0117b307"/>
    </style:style>
    <style:style style:name="T67" style:family="text">
      <style:text-properties fo:language="en" fo:country="US"/>
    </style:style>
    <style:style style:name="T68" style:family="text">
      <style:text-properties fo:language="en" fo:country="US" officeooo:rsid="01347fb9"/>
    </style:style>
    <style:style style:name="T69" style:family="text">
      <style:text-properties officeooo:rsid="012eaddc"/>
    </style:style>
    <style:style style:name="T70" style:family="text">
      <style:text-properties officeooo:rsid="012f596d"/>
    </style:style>
    <style:style style:name="T71" style:family="text">
      <style:text-properties fo:font-style="italic" style:font-style-asian="italic" style:font-style-complex="italic"/>
    </style:style>
    <style:style style:name="T72" style:family="text">
      <style:text-properties fo:font-style="italic" officeooo:rsid="0047a37e"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section text:style-name="Sect1" text:name="~#1_0_FR" text:condition="ooow:&quot;BP&quot; != &quot;FR&quot;" text:is-hidden="true" text:display="condition">
        <text:p text:style-name="P4">Exmatrikulation <text:span text:style-name="T43">zum</text:span><text:span text:style-name="T52"> 30.09.2023 </text:span><text:span text:style-name="T51">w</text:span>egen unterlassener Zahlung des bei der Rückmeldung fälligen <text:span text:style-name="T57">Studierendenwerkbeitrags</text:span> - <text:span text:style-name="T53">11202664</text:span></text:p>
        <text:p text:style-name="P5"/>
        <text:p text:style-name="P9">Die Technische Hochschule Nürnberg Georg Simon Ohm erlässt folgenden Bescheid:</text:p>
        <text:p text:style-name="P9"/>
        <text:list xml:id="list3607933087" text:style-name="L1">
          <text:list-item>
            <text:p text:style-name="P58">Sie werden mit Ablauf des<text:span text:style-name="T51"> Sommersemester 2023</text:span> wegen unterlassener Zahlung des bei der Rückmeldung fälligen <text:span text:style-name="T57">Studierendenwerkbeitrags</text:span> exmatrikuliert.</text:p>
          </text:list-item>
          <text:list-item>
            <text:p text:style-name="P62">Für diesen Bescheid werden Gebühren und Auslagen nicht erhoben.</text:p>
          </text:list-item>
        </text:list>
        <text:p text:style-name="P23"/>
        <text:p text:style-name="P19">G<text:span text:style-name="T58">ründe:</text:span></text:p>
        <text:p text:style-name="P23"/>
        <text:p text:style-name="P47"><text:span text:style-name="T1">Sie haben sich nicht innerhalb der von der Technischen Hochschule Nürnberg festgesetzten und durc</text:span><text:span text:style-name="T3">h</text:span><text:span text:style-name="T1"> eine hochschulöffentlich vers</text:span><text:span text:style-name="T4">en</text:span><text:span text:style-name="T1">dete E-Mail bekanntgemachte</text:span><text:span text:style-name="T5">n</text:span><text:span text:style-name="T1"> Frist für das </text:span><text:span text:style-name="T6">Wintersemester 2023/24</text:span><text:span text:style-name="T8"> z</text:span><text:span text:style-name="T1">urückgemeldet. </text:span><text:span text:style-name="T48">Ein </text:span></text:p>
        <text:p text:style-name="P11"/>
        <text:p text:style-name="P12">Fristen zum Ablegen von Wiederholungsprüfungen werden durch die Exmatrikulation nicht unterbrochen (§ 26 Abs. 3 Satz 3 RaPO, § 10 Abs. 3 Satz 1 RaPO). Werden diese Fristen versäumt, gilt die jeweilige Abschlussprüfung als endgültig nicht bestanden. Eine Nachfrist für das Ablegen von Wiederholungsprüfungen kann in Ausnahmefällen gewährt werden. Hierzu ist jedoch ein schriftlicher Antrag mit entsprechender Begründung spätestens eine Woche nach Zugang dieses Bescheides zu stellen.</text:p>
        <text:p text:style-name="P11"/>
        <text:p text:style-name="P2">Sollten Sie an einem Weiterstudium interessiert sein, bitten wir Sie, innerhalb von 10 Tagen ab Zugang dieses Bescheides um Überweisung des <text:span text:style-name="T59">Studierendenwerkbeitrags</text:span> in Höhe von 50', '€ <text:span text:style-name="T60">67</text:span>') auf folgendes Konto:</text:p>
        <text:p text:style-name="P26"/>
        <text:p text:style-name="P3">Staatsoberkasse Bayern</text:p>
        <text:p text:style-name="P3"><text:span text:style-name="T61">Technische </text:span>Hochschule Nürnberg</text:p>
        <text:p text:style-name="P3">IBAN: DE72 7005 0000 3301 1903 15</text:p>
        <text:p text:style-name="P3">SWIFT/BIC: BYLADEMM</text:p>
        <text:p text:style-name="P14"/>
        <text:p text:style-name="P56">Bitte tragen Sie folgenden Verwendungszweck <text:span text:style-name="T62">vollständig und korrekt </text:span>in ihr</text:p>
        <text:p text:style-name="P56">Überweisungsformular <text:span text:style-name="T63">ein</text:span>:</text:p>
        <text:p text:style-name="P6"><text:span text:style-name="T64">20232</text:span>11202664 Katharina Albrecht</text:p>
        <text:p text:style-name="P16"/>
        <text:p text:style-name="P53"><text:span text:style-name="T1">Bitte beachten Sie, dass es bis zu </text:span><text:span text:style-name="T16">zwei Wochen</text:span><text:span text:style-name="T1"> dauern kann, bis die Buchung tatsächlich in StudyOhm erfolgt und sichtbar ist. Erst dann können Sie sich eine Immatrikulationsbescheinigung für das </text:span><text:span text:style-name="T9">Wintersemester 2023/24</text:span><text:span text:style-name="T8"> ausdrucken. Bei versäumter Rückmeldung sollten Sie deshalb den </text:span><text:span text:style-name="T11">Studierendenwerkbeitrag</text:span><text:span text:style-name="T8"> sofort überweisen, damit Ihr Gebührenkonto in StudyOhm für das </text:span><text:span text:style-name="T6">Wintersemester 2023/24</text:span><text:span text:style-name="T8"> am </text:span><text:span text:style-name="T12">30.09.2023</text:span><text:span text:style-name="T1"> tatsächlich ausgeglichen ist. Ansonsten kann es passieren, dass Sie am </text:span><text:span text:style-name="T12">30.09.2023</text:span><text:span text:style-name="T8"> </text:span><text:span text:style-name="T1">exmatrikuliert werden, auch wenn Sie den Beitrag zwischenzeitlich überwiesen haben.</text:span></text:p>
        <text:p text:style-name="P67"/>
        <text:p text:style-name="P66"/>
        <text:p text:style-name="P68">Hinweis:</text:p>
        <text:p text:style-name="P68"/>
        <text:p text:style-name="P64">Der Bescheid ist gegenstandslos, wenn</text:p>
        <text:list xml:id="list1974909853" text:style-name="L2">
          <text:list-item>
            <text:p text:style-name="P63">Sie Ihre Abschlussarbeit innerhalb des laufenden Semesters abgegeben haben oder abgeben werden und das Prüfungsgesamtergebnis spätestens zehn Tage vor Ablauf des Semesters vom Studienbüro generiert und von der Prüfungskommission festgestellt wurde. Wenn Sie also wissen, dass Sie im laufenden Semester nicht mehr abschließen können, sollten Sie sich rechtzeitig zum kommenden Semester zwingend zurückmelden,</text:p>
          </text:list-item>
          <text:list-item>
            <text:p text:style-name="P59">Sie den <text:span text:style-name="T57">Studierendenwerkbeitrag</text:span> bereits gezahlt haben, Sie aber wegen einer Sperre nicht zurückgemeldet werden konnten. Sobald Ihre Sperre aufgehoben werden kann, meldet Sie das Studienbüro für das Folgesemester zurück,</text:p>
          </text:list-item>
          <text:list-item>
            <text:p text:style-name="P59">Sie sich für das kommende Semester für einen Bachelor- oder Masterstudiengang an unserer Hochschule beworben und bereits im Rahmen der Immatrikulation für diesen Studiengang den <text:span text:style-name="T57">Studierendenwerbeitrag</text:span> überwiesen haben.</text:p>
          </text:list-item>
        </text:list>
        <text:p text:style-name="P17"/>
        <text:p text:style-name="P17"/>
        <text:p text:style-name="P17">Die Entscheidung über die Kostenfreiheit beruht auf Art. 3 Abs. 1 Nr. 13 Bay. Kostengesetz.</text:p>
        <text:p text:style-name="P46"/>
        <text:p text:style-name="P17"/>
        <text:p text:style-name="P48">Der Bescheid ist maschinell erstellt und ohne Unterschrift gültig.</text:p>
        <text:p text:style-name="P17"/>
        <text:p text:style-name="P17"/>
        <text:p text:style-name="P20">Rechtsbehelfsbelehrung</text:p>
        <text:p text:style-name="P10"/>
        <text:p text:style-name="P55"><text:span text:style-name="T1">Gegen diesen Bescheid können Sie </text:span><text:span text:style-name="T13">Klage</text:span><text:span text:style-name="T1"> erheben. Die Klage müssen Sie </text:span><text:span text:style-name="T13">innerhalb eines Monats nach Bekanntgabe dieses Bescheids</text:span><text:span text:style-name="T1"> bei dem</text:span></text:p>
        <text:p text:style-name="P17"/>
        <text:p text:style-name="P15">Bayerischen Verwaltungsgericht in Ansbach,</text:p>
        <text:p text:style-name="P15">Postanschrift: Postfach 616, 91511 Ansbach,</text:p>
        <text:p text:style-name="P15">Hausanschrift: Promenade 24 - 28, 91522 Ansbach,</text:p>
        <text:p text:style-name="P17"/>
        <text:p text:style-name="P10"><text:span text:style-name="T46">schriftlich,</text:span><text:span text:style-name="T49"> </text:span><text:span text:style-name="T46">zur Niederschrift des Urkundsbeamten der Geschäftsstelle dieses Gerichts oder elektronisch in</text:span></text:p>
        <text:p text:style-name="P51">einer für den Schriftformersatz zugelassenen Form (siehe „Hinweise zur Rechtsbehelfsbelehrung“ <text:span text:style-name="T66">u</text:span>nten) erheben. In der Klage müssen Sie den Kläger/die Klägerin, den Beklagten (Freistaat Bayern) und den Gegenstand des Klagebegehrens bezeichnen, ferner sollen Sie einen bestimmten Antrag stellen und die zur</text:p>
        <text:p text:style-name="P54"><text:span text:style-name="T47">Begründung dienenden Tatsachen und Beweismittel angeben. Der Klageschrift sollen Sie diesen Bescheid in Abschrift beifügen. Der Klage und allen Schriftsätzen sollen Sie bei schriftlicher Einreichung oder Einreichung </text:span><text:span text:style-name="T48">zur Niederschrift Abschriften für die übrigen Beteiligten beifügen.</text:span></text:p>
        <text:p text:style-name="P10"/>
        <text:p text:style-name="P20">Hinweise zur Rechtsbehelfsbelehrung</text:p>
        <text:p text:style-name="P17"/>
        <text:list xml:id="list3885741643" text:style-name="L3">
          <text:list-item>
            <text:p text:style-name="P69"><text:span text:style-name="T2">Die </text:span><text:span text:style-name="T14">Klageerhebung</text:span><text:span text:style-name="T2"> ist </text:span><text:span text:style-name="T14">neben</text:span><text:span text:style-name="T2"> der schriftlichen Form oder zur Niederschrift </text:span><text:span text:style-name="T14">zusätzlich elektronisch</text:span><text:span text:style-name="T2"> per E-Mail mittels </text:span><text:span text:style-name="T14">qualifizierter elektronischer Signatur zulässig</text:span><text:span text:style-name="T2">. Die Einlegung eines Rechtsbehelfs per einfacher E-Mail ist nicht zugelassen und entfaltet </text:span><text:span text:style-name="T15">keine</text:span><text:span text:style-name="T2"> rechtlichen Wirkungen! </text:span><text:span text:style-name="T14">Detaillierte Informationen zur elektronischen Einlegung von Rechtsbehelfen finden Sie unter der Internetpräsenz der Bayerischen Verwaltungsgerichtsbarkeit (www.vgh.bayern.de/vgansbach/).</text:span></text:p>
          </text:list-item>
          <text:list-item>
            <text:p text:style-name="P71">Kraft Bundesrechts wird in Prozessverfahren vor den Verwaltungsgerichten infolge der Klageerhebung eine Verfahrensgebühr fällig.</text:p>
          </text:list-item>
        </text:list>
        <text:p text:style-name="P44">This is an English translation of the “Exmatrikulation” letter. Only the German version is legally binding..</text:p>
        <text:p text:style-name="P57"/>
        <text:p text:style-name="P31">Date of removal from the student register: <text:span text:style-name="T52">09/30/2023 </text:span></text:p>
        <text:p text:style-name="P31">Reason: Failure to pay the <text:span text:style-name="T57">Studierendenwerk</text:span> registration fee - <text:span text:style-name="T53">11202664</text:span></text:p>
        <text:p text:style-name="P35"/>
        <text:p text:style-name="P29">The Technische Hochschule Nürnberg issues the following notice:</text:p>
        <text:p text:style-name="P13"/>
        <text:list xml:id="list3274519310" text:style-name="L4">
          <text:list-item>
            <text:p text:style-name="P60"><text:span text:style-name="T67">You will be removed from the student register (‘exmatrikuliert’) after </text:span><text:span text:style-name="T17">summer term 2023</text:span><text:span text:style-name="T67"> because you failed to pay the </text:span><text:span text:style-name="T68">Studierendenwerk</text:span><text:span text:style-name="T67"> fee for </text:span><text:span text:style-name="T25">winter term 2023/24</text:span><text:span text:style-name="T67"> </text:span></text:p>
          </text:list-item>
          <text:list-item>
            <text:p text:style-name="P61">No fees and expenses will be charged for this decision.</text:p>
          </text:list-item>
        </text:list>
        <text:p text:style-name="P30"/>
        <text:p text:style-name="P52"><text:span text:style-name="T28">R</text:span><text:span text:style-name="T29">easons:</text:span></text:p>
        <text:p text:style-name="P28"/>
        <text:p text:style-name="P70"><text:span text:style-name="T19">You have not registered for the </text:span><text:span text:style-name="T20">winter term 2023/24</text:span><text:span text:style-name="T19"> within the registration period, which was published and made known via mail by Technische Hochschule Nürnberg. </text:span></text:p>
        <text:p text:style-name="P73">To this day, your payment has not been received by TH Nürnberg.</text:p>
        <text:p text:style-name="P73">According to <text:span text:style-name="T69">A</text:span>rticle <text:span text:style-name="T57">91</text:span> <text:span text:style-name="T69">P</text:span>oint 4 BayH<text:span text:style-name="T57">IG</text:span>, students will be removed from the student register if they do not provide proof of payment for the registration fees and dues. As you have not sent <text:span text:style-name="T60">the </text:span>payment, we assume that you are no longer interested in remaining enrolled at the Technische Hochschule Nürnberg.</text:p>
        <text:p text:style-name="P73"/>
        <text:p text:style-name="P77"><text:span text:style-name="T19">Consequently, you will cease to be a member of the TH Nürnberg effective as of </text:span><text:span text:style-name="T23">10/01/2023</text:span><text:span text:style-name="T19">.</text:span></text:p>
        <text:p text:style-name="P76"/>
        <text:p text:style-name="P74">You are granted access to the Nuremberg Tech online portals for another 6 months.</text:p>
        <text:p text:style-name="P74">After the exmatriculation takes effect, you will no longer be able to log in to the university systems.</text:p>
        <text:p text:style-name="P74"/>
        <text:p text:style-name="P27">Deadlines to <text:span text:style-name="T69">re-sit </text:span>examinations are not interrupted or deferred by removal from the student register. </text:p>
        <text:p text:style-name="P27">[§ 26 (3) sentence 3 RaPO, § 10 (3) sentence 1 RaPO]. If the deadlines are missed, the respective final examination will be declared to be „<text:span text:style-name="T69">failed</text:span>“. An extension period to <text:span text:style-name="T69">re-</text:span>sit <text:span text:style-name="T69">e</text:span>xaminations can be granted in exceptional cases. For this purpose, please send a written request to the responsible examination board and include a corresponding explanatory statement at latest one week after having received this notice. </text:p>
        <text:p text:style-name="P27"/>
        <text:p text:style-name="P32">If you are interested in remaining a student at the Technische Hochschule Nürnberg, please transfer the <text:span text:style-name="T57">Studierendenwerk</text:span> fee in the amount of 50', '<text:span text:style-name="T60">67</text:span>') euros within 10 days after receipt of this document to the following bank account:</text:p>
        <text:p text:style-name="P33">Staatsoberkasse Bayern</text:p>
        <text:p text:style-name="P33">Technische Hochschule Nürnberg</text:p>
        <text:p text:style-name="P33">IBAN: DE72 7005 0000 3301 1903 15</text:p>
        <text:p text:style-name="P33">SWIFT/BIC: BYLADEMM</text:p>
        <text:p text:style-name="P34"/>
        <text:p text:style-name="P32">Please enter the following intended purpose (“Verwendungszweck”) completely and correctly into the bank transfer form:</text:p>
        <text:p text:style-name="P7"><text:span text:style-name="T30">20232</text:span>11202664 Katharina Albrecht</text:p>
        <text:p text:style-name="P27"/>
        <text:p text:style-name="P27"/>
        <text:p text:style-name="P24"><text:span text:style-name="T33">Please </text:span><text:span text:style-name="T33">rocess.</text:span></text:p>
        <text:p text:style-name="P27"/>
        <text:p text:style-name="P25"><text:span text:style-name="T33">N</text:span><text:span text:style-name="T32">otice:</text:span></text:p>
        <text:p text:style-name="P36"/>
        <text:p text:style-name="P36">This notice will become irrelevant, if</text:p>
        <text:p text:style-name="P36"/>
        <text:list xml:id="list3381202706" text:style-name="L5">
          <text:list-item>
            <text:p text:style-name="P75">you will hand in / you already have handed in your thesis during the current semester and the final grade point average has been generated and confirmed by the <text:span text:style-name="T70">e</text:span>xamination <text:span text:style-name="T70">b</text:span>oard at least 10 days before the end of the semester. If you know that it will not be possible to conclude your studies dur-ing the current semester, you should absolutely register for the next semester in good time.</text:p>
          </text:list-item>
          <text:list-item>
            <text:p text:style-name="P75">You have already paid the <text:span text:style-name="T57">Studierendenwerk</text:span> fee but you could not be registered for the next semester because of a system lock. As soon as we can deactivate the lock, the Student Office will register you for the next semester.</text:p>
          </text:list-item>
          <text:list-item>
            <text:p text:style-name="P75">You have applied for a bachelor’s or master’s degree programme for the following semester and you have already paid the <text:span text:style-name="T57">Studierendenwerk</text:span> fee during the enrolment process.</text:p>
          </text:list-item>
        </text:list>
        <text:p text:style-name="P36"/>
        <text:p text:style-name="P36">The decision that this notification is free of charge is based on article 3 (1) point 13 Bay. Kostengesetz.</text:p>
        <text:p text:style-name="P36"/>
        <text:p text:style-name="P49">This document is computer-generated and is valid without signature.</text:p>
        <text:p text:style-name="P49"/>
        <text:p text:style-name="P49">Information on Legal Remedy</text:p>
        <text:p text:style-name="P40">You may take legal action against this decision. A claim must be filed within one month after the decision is issued at the </text:p>
        <text:p text:style-name="P37">Bayerischen Verwaltungsgericht in Ansbach,</text:p>
        <text:p text:style-name="P37">Postal address: Postfach 616, 91511 Ansbach,</text:p>
        <text:p text:style-name="P41">Location: Promenade 24 - 28, 91522 Ansbach,</text:p>
        <text:p text:style-name="P38">Location: Promenade 24 - 28, 91522 Ansbach,</text:p>
        <text:p text:style-name="P42">in claim.</text:p>
        <text:p text:style-name="P42"/>
        <text:p text:style-name="P39"><text:span text:style-name="T72">F</text:span><text:span text:style-name="T71">urther Information</text:span></text:p>
        <text:p text:style-name="P43"/>
        <text:p text:style-name="P43">Besides .</text:p>
        <text:p text:style-name="P43"/>
        <text:p text:style-name="P43">Legal fees resulting from filing a claim before the administrative courts are due in accord with federal law.</text:p>
        <text:p text:style-name="P42"/>
        <text:p text:style-name="P42"/>
      </text:section>
      <text:section text:style-name="Sect1" text:name="~#1_0_Sonstiges" text:condition="ooow:(&quot;BP&quot; == &quot;KV&quot;) OR (&quot;BP&quot; == &quot;FR&quot;) OR (&quot;BP&quot; == &quot;BP&quot;) OR (&quot;Haupthörer&quot; == &quot;Kooperations-Hörer&quot;)" text:display="condition">
        <text:p text:style-name="P1"><text:span text:style-name="T44">Exmatrikulation </text:span><text:span text:style-name="T45">zum</text:span></text:p>
      </text:section>
      <text:p text:style-name="P45">Sie <text:span text:style-name="T50">studieren</text:span></text:p>
    </office:text>
  </office:body>
</office:document-content>
</file>

<file path=styles.xml><?xml version="1.0" encoding="utf-8"?>
<office:document-styles xmlns:office="urn:oasis:names:tc:opendocument:xmlns:office:1.0"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liga" style:font-family-generic="roman" style:font-pitch="variable"/>
    <style:font-face style:name="Arial Unicode MS" svg:font-family="'Arial Unicode MS:-liga'" style:font-family-generic="swiss"/>
    <style:font-face style:name="Arial Unicode MS1" svg:font-family="'Arial Unicode MS:-liga'" style:font-family-generic="system" style:font-pitch="variable"/>
    <style:font-face style:name="Arial1" svg:font-family="Arial:-liga" style:font-family-generic="swiss" style:font-pitch="variable"/>
    <style:font-face style:name="Arial2" svg:font-family="Arial:-liga" style:font-family-generic="system" style:font-pitch="variable"/>
    <style:font-face style:name="Arial3" svg:font-family="Arial:-liga" style:font-adornments="Fett" style:font-family-generic="swiss" style:font-pitch="variable"/>
    <style:font-face style:name="Arial4" svg:font-family="Arial:-liga" style:font-adornments="Standard" style:font-family-generic="swiss" style:font-pitch="variable"/>
    <style:font-face style:name="ArialFett,Bold" svg:font-family="'ArialFett,Bold:-liga'" style:font-family-generic="roman" style:font-pitch="variable"/>
    <style:font-face style:name="Comic Sans MS" svg:font-family="'Comic Sans MS:-liga'" style:font-family-generic="script" style:font-pitch="variable"/>
    <style:font-face style:name="Consolas" svg:font-family="Consolas:-liga" style:font-family-generic="swiss" style:font-pitch="fixed"/>
    <style:font-face style:name="Liberation Sans" svg:font-family="'Liberation Sans:-liga'" style:font-family-generic="swiss"/>
    <style:font-face style:name="Liberation Sans1" svg:font-family="'Liberation Sans:-liga'" style:font-family-generic="swiss" style:font-pitch="variable"/>
    <style:font-face style:name="Liberation Serif" svg:font-family="'Liberation Serif:-liga'" style:font-family-generic="roman" style:font-pitch="variable"/>
    <style:font-face style:name="OpenSymbol" svg:font-family="OpenSymbol:-liga" style:font-charset="x-symbol"/>
    <style:font-face style:name="PingFang SC" svg:font-family="'PingFang SC:-liga'" style:font-family-generic="system" style:font-pitch="variable"/>
    <style:font-face style:name="Songti SC" svg:font-family="'Songti SC:-liga'" style:font-family-generic="system" style:font-pitch="variable"/>
    <style:font-face style:name="Times New Roman" svg:font-family="'Times New Roman:-liga'" style:font-family-generic="roman" style:font-pitch="variable"/>
    <style:font-face style:font-family-generic="roman" svg:font-family="'Bauhaus 93:-liga'" style:name="Bauhaus 93" style:font-pitch="variable"/>
    <style:font-face style:font-family-generic="roman" svg:font-family="'Bauhaus 93:-liga'" style:name="Fort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liga'"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lig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lig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lig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liga'"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loext:opacity="100%" style:font-name="Arial" fo:font-family="Arial:-liga" style:font-family-generic="roman" style:font-pitch="variable" fo:font-size="12pt" style:font-size-asian="12pt"/>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Arial4" fo:font-family="Arial:-liga" style:font-style-name="Standard" style:font-family-generic="swiss" style:font-pitch="variable" fo:font-size="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liga" style:font-charset="x-symbol" style:font-name-asian="OpenSymbol" style:font-family-asian="OpenSymbol" style:font-charset-asian="x-symbol" style:font-name-complex="OpenSymbol" style:font-family-complex="OpenSymbol:-liga"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0:30:41.220574321</meta:creation-date>
    <dc:date>2023-11-08T13:44:08.454848606</dc:date>
    <meta:editing-duration>PT5H44M46S</meta:editing-duration>
    <meta:editing-cycles>111</meta:editing-cycles>
    <meta:generator>LibreOffice/7.3.7.2$Linux_X86_64 LibreOffice_project/30$Build-2</meta:generator>
    <meta:document-statistic meta:table-count="0" meta:image-count="0" meta:object-count="0" meta:page-count="1" meta:paragraph-count="2" meta:word-count="4" meta:character-count="32" meta:non-whitespace-character-count="30"/>
  </office:meta>
</office:document-meta>
</file>